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1be5bd" officeooo:paragraph-rsid="001be5bd"/>
    </style:style>
    <style:style style:name="P2" style:family="paragraph" style:parent-style-name="Heading_20_2">
      <style:text-properties officeooo:rsid="001c58e5" officeooo:paragraph-rsid="001c58e5"/>
    </style:style>
    <style:style style:name="P3" style:family="paragraph" style:parent-style-name="Heading_20_2">
      <style:text-properties officeooo:rsid="001e7734" officeooo:paragraph-rsid="001e7734"/>
    </style:style>
    <style:style style:name="P4" style:family="paragraph" style:parent-style-name="Standard">
      <style:text-properties officeooo:rsid="0015a958" officeooo:paragraph-rsid="0015a958"/>
    </style:style>
    <style:style style:name="P5" style:family="paragraph" style:parent-style-name="Standard">
      <style:paragraph-properties fo:text-align="justify" style:justify-single-word="false"/>
      <style:text-properties officeooo:rsid="0015a958" officeooo:paragraph-rsid="0015a958"/>
    </style:style>
    <style:style style:name="P6" style:family="paragraph" style:parent-style-name="Standard">
      <style:paragraph-properties fo:text-align="justify" style:justify-single-word="false"/>
      <style:text-properties officeooo:rsid="00165da9" officeooo:paragraph-rsid="00165da9"/>
    </style:style>
    <style:style style:name="P7" style:family="paragraph" style:parent-style-name="Subtitle">
      <style:text-properties officeooo:rsid="0015a958" officeooo:paragraph-rsid="0015a958"/>
    </style:style>
    <style:style style:name="P8" style:family="paragraph" style:parent-style-name="Text_20_body" style:list-style-name="L1">
      <style:text-properties officeooo:rsid="00165da9" officeooo:paragraph-rsid="00165da9"/>
    </style:style>
    <style:style style:name="P9" style:family="paragraph" style:parent-style-name="Text_20_body" style:list-style-name="L1">
      <style:text-properties officeooo:rsid="0017f60d" officeooo:paragraph-rsid="0017f60d"/>
    </style:style>
    <style:style style:name="P10" style:family="paragraph" style:parent-style-name="Text_20_body" style:list-style-name="L1">
      <style:text-properties officeooo:rsid="0019f43a" officeooo:paragraph-rsid="0019f43a"/>
    </style:style>
    <style:style style:name="P11" style:family="paragraph" style:parent-style-name="Text_20_body" style:list-style-name="L3">
      <style:text-properties officeooo:rsid="001c58e5" officeooo:paragraph-rsid="001c58e5"/>
    </style:style>
    <style:style style:name="P12" style:family="paragraph" style:parent-style-name="Text_20_body" style:list-style-name="L4">
      <style:text-properties officeooo:rsid="001c58e5" officeooo:paragraph-rsid="001c58e5"/>
    </style:style>
    <style:style style:name="P13" style:family="paragraph" style:parent-style-name="Text_20_body" style:list-style-name="L3">
      <style:text-properties officeooo:rsid="001e27c0" officeooo:paragraph-rsid="001e27c0"/>
    </style:style>
    <style:style style:name="P14" style:family="paragraph" style:parent-style-name="Text_20_body">
      <style:text-properties officeooo:rsid="001e7734" officeooo:paragraph-rsid="001e7734"/>
    </style:style>
    <style:style style:name="P15" style:family="paragraph" style:parent-style-name="Text_20_body" style:list-style-name="L5">
      <style:text-properties style:text-line-through-style="solid" style:text-line-through-type="single" officeooo:rsid="001e7734" officeooo:paragraph-rsid="001e7734"/>
    </style:style>
    <style:style style:name="P16" style:family="paragraph" style:parent-style-name="Text_20_body" style:list-style-name="L5">
      <style:text-properties style:text-line-through-style="none" style:text-line-through-type="none" officeooo:rsid="001f6db5" officeooo:paragraph-rsid="001f6db5"/>
    </style:style>
    <style:style style:name="T1" style:family="text">
      <style:text-properties officeooo:rsid="0016bf34"/>
    </style:style>
    <style:style style:name="T2" style:family="text">
      <style:text-properties officeooo:rsid="001e27c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F Classifier Web App </text:p>
      <text:p text:style-name="P4"/>
      <text:p text:style-name="Subtitle">Spec </text:p>
      <text:p text:style-name="P5">I’m creating a web app to productionize my classifier. <text:s/>I’ll have to find a way to build a website that will accept a CSV file of data similar to that which I used to build my model. <text:s/>I’ll then need to preprocess it into a format that is acceptable for my saved classifier. <text:s/>Once I’ve figured out how to submit a CSV and preprocess the data, I’ll need to run it through the classifier and retrieve the classifications. <text:s/>Next, I’ll have to find the measurements associated with the documents and append them to the dataframe of the original data. <text:s/>Once this is complete, I’ll need to append the classifications to the dataframe, display that dataframe back to the user, and then give them the option of retrieving that new data as a CSV. <text:s/></text:p>
      <text:p text:style-name="P6"/>
      <text:p text:style-name="P6">The home page will quickly describe the intent and purpose of the website, and will also provide brief instructions on what to do. <text:s/>It should have a submission form keyed to receive a csv file. <text:s/>Once the file is uploaded, the user can press the submit button, whereupon they will be taken to the result page. <text:s/>The result page will display the results, and offer the user the opportunity to download a copy of the classified and labeled data for themselves. <text:s/></text:p>
      <text:p text:style-name="P7">Project Outline</text:p>
      <text:h text:style-name="Heading_20_2" text:outline-level="2">Phase 1</text:h>
      <text:list xml:id="list2273564878" text:style-name="L1">
        <text:list-item>
          <text:p text:style-name="P8">Create a new project folder titled appropriately. <text:s/></text:p>
        </text:list-item>
        <text:list-item>
          <text:p text:style-name="P8">Create a virtual environment in the folder, activate the environment, and install Django and any other dependencies that you can think of. <text:s/></text:p>
          <text:list>
            <text:list-item>
              <text:p text:style-name="P8">Pandas and SciKit Learn are some obvious ones. <text:s/>The need should become apparent as the project grows in scope, <text:span text:style-name="T1">so we can just make more installs as we go. <text:s/></text:span></text:p>
            </text:list-item>
          </text:list>
        </text:list-item>
        <text:list-item>
          <text:p text:style-name="P9">I can’t conceive that we’ll make any custom models. <text:s/>But we should check the settings file and add the app to the INSTALLED APPS section of the file. <text:s/></text:p>
        </text:list-item>
        <text:list-item>
          <text:p text:style-name="P9">We then need to Migrate the model. <text:s/>We haven’t created any models (yet), but I should do it just in case, and I don’t think it’ll hurt to be cautious in this case. <text:s/></text:p>
        </text:list-item>
        <text:list-item>
          <text:p text:style-name="P10">Create a Super User. <text:s/>It might be overkill, but if we put this into practice, some security can’t hurt</text:p>
        </text:list-item>
      </text:list>
      <text:h text:style-name="P1" text:outline-level="2">Phase 2 </text:h>
      <text:list xml:id="list312448283" text:style-name="L3">
        <text:list-item>
          <text:p text:style-name="P11">Update the urls.py file in both the app and in the higher level directory to have url paths to the home page.</text:p>
        </text:list-item>
        <text:list-item>
          <text:p text:style-name="P11">Write a view function for the home page. <text:s/></text:p>
        </text:list-item>
        <text:list-item>
          <text:p text:style-name="P13"><text:soft-page-break/>Our final home page should have an explainer for what’s going on, and a submission form for a CSV file and a submission button to execute. <text:s/>If we can’t get it to work just yet, settle for a simple placeholder in the interim. <text:s/>We need to have the foundation and a basic framework in place first, and then we can play with the functionality. <text:s text:c="2"/>-*</text:p>
        </text:list-item>
        <text:list-item>
          <text:p text:style-name="P11">Create a template folder, and then create an html file to define a placeholder structure. <text:s/></text:p>
        </text:list-item>
      </text:list>
      <text:h text:style-name="P2" text:outline-level="2">Phase 3 </text:h>
      <text:list xml:id="list4096963888" text:style-name="L4">
        <text:list-item>
          <text:p text:style-name="P12">Create a Base HTML file and have the index inherit from it. <text:s/></text:p>
        </text:list-item>
        <text:list-item>
          <text:p text:style-name="P12">Define a url path for the Results Page. <text:s/>Create a view function for it, and an html file. <text:s/>Have the html inherit from base. <text:s/></text:p>
        </text:list-item>
        <text:list-item>
          <text:p text:style-name="P12">The results page should <text:span text:style-name="T2">display a dataframe of the final result. <text:s/>We may not have figured out how to implement the functionality for that at this point, so we may have to settle for a simple placeholder. <text:s/>This way, even if the core functionality isn’t implemented, at the very least we have a framework to play with. <text:s/></text:span></text:p>
        </text:list-item>
        <text:list-item>
          <text:p text:style-name="P12">Include a link back to the home page so that the user can start over from scratch. <text:s/></text:p>
        </text:list-item>
      </text:list>
      <text:h text:style-name="P3" text:outline-level="2">Phase 4</text:h>
      <text:list xml:id="list1515302131" text:style-name="L5">
        <text:list-item>
          <text:p text:style-name="P15">Create New User/Register, Log In, and Log Out pages. <text:s/></text:p>
        </text:list-item>
        <text:list-item>
          <text:p text:style-name="P16">Play around with the View File to replicate the classifier functionality. <text:s/></text:p>
        </text:list-item>
        <text:list-item>
          <text:p text:style-name="P16">Get the home page to accept a CSV file. <text:s/></text:p>
        </text:list-item>
        <text:list-item>
          <text:p text:style-name="P16">Get the View function to accept intake of a CSV, then manipulate it to suit our purposes, then feed it through the model, and then produce data in a format we want. <text:s/></text:p>
        </text:list-item>
        <text:list-item>
          <text:p text:style-name="P16">Make sure that format is in the form of a dataframe. <text:s/></text:p>
        </text:list-item>
        <text:list-item>
          <text:p text:style-name="P16">Figure out how to display the dataframe. <text:s/></text:p>
        </text:list-item>
        <text:list-item>
          <text:p text:style-name="P16">Figure out how to give users the option to save the data. <text:s/></text:p>
        </text:list-item>
      </text:list>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1c58e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8T19:08:50.655491389</meta:creation-date>
    <dc:date>2021-02-18T21:43:22.717429305</dc:date>
    <meta:editing-duration>PT3M1S</meta:editing-duration>
    <meta:editing-cycles>1</meta:editing-cycles>
    <meta:document-statistic meta:table-count="0" meta:image-count="0" meta:object-count="0" meta:page-count="2" meta:paragraph-count="30" meta:word-count="699" meta:character-count="3740" meta:non-whitespace-character-count="3028"/>
    <meta:generator>LibreOffice/7.0.3.1$Linux_X86_64 LibreOffice_project/00$Build-1</meta:generator>
  </office:meta>
</office:document-meta>
</file>